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B0000000B5422D3F5DCE21F30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1pt" fo:language="uk" fo:country="UA" officeooo:paragraph-rsid="01191244" style:font-size-asian="11pt" style:font-size-complex="11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font-size-asian="11pt" style:font-size-complex="11pt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officeooo:paragraph-rsid="0175b4f9" style:font-size-asian="11pt" style:font-size-complex="11pt"/>
    </style:style>
    <style:style style:name="P4" style:family="paragraph" style:parent-style-name="Standard">
      <style:paragraph-properties fo:margin-left="0.3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1pt" fo:language="uk" fo:country="UA" fo:font-weight="bold" officeooo:paragraph-rsid="01191244" style:font-size-asian="11pt" style:font-weight-asian="bold" style:font-size-complex="11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style:writing-mode="lr-tb"/>
      <style:text-properties fo:color="#000000" loext:opacity="100%" style:font-name="Times New Roman" fo:font-size="11pt" fo:language="uk" fo:country="UA" fo:font-weight="bold" officeooo:paragraph-rsid="01191244" style:font-size-asian="11pt" style:language-asian="uk" style:country-asian="UA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color="#000000" loext:opacity="100%" style:font-name="Times New Roman" fo:font-size="11pt" fo:language="uk" fo:country="UA" officeooo:paragraph-rsid="01191244" style:font-size-asian="11pt" style:language-asian="uk" style:country-asian="UA" style:font-size-complex="11pt" style:font-weight-complex="bold"/>
    </style:style>
    <style:style style:name="P8" style:family="paragraph" style:parent-style-name="Standard" style:list-style-name="L2">
      <style:paragraph-properties fo:margin-left="0cm" fo:margin-right="0cm" fo:line-height="115%" fo:text-align="justify" style:justify-single-word="false" fo:text-indent="0.6cm" style:auto-text-indent="false" style:writing-mode="lr-tb">
        <style:tab-stops>
          <style:tab-stop style:position="0.993cm"/>
        </style:tab-stops>
      </style:paragraph-properties>
    </style:style>
    <style:style style:name="P9" style:family="paragraph" style:parent-style-name="Standard" style:list-style-name="L2">
      <style:paragraph-properties fo:margin-left="0cm" fo:margin-right="0cm" fo:line-height="115%" fo:text-align="justify" style:justify-single-word="false" fo:text-indent="0.6cm" style:auto-text-indent="false" style:writing-mode="lr-tb">
        <style:tab-stops>
          <style:tab-stop style:position="0.993cm"/>
        </style:tab-stops>
      </style:paragraph-properties>
      <style:text-properties officeooo:paragraph-rsid="018305a8"/>
    </style:style>
    <style:style style:name="T1" style:family="text">
      <style:text-properties officeooo:rsid="01692f28"/>
    </style:style>
    <style:style style:name="T2" style:family="text">
      <style:text-properties officeooo:rsid="016ee5bb"/>
    </style:style>
    <style:style style:name="T3" style:family="text">
      <style:text-properties officeooo:rsid="0162ee8a"/>
    </style:style>
    <style:style style:name="T4" style:family="text">
      <style:text-properties style:font-name="Times New Roman" fo:font-size="11pt" fo:language="uk" fo:country="UA" style:font-size-asian="11pt" style:font-size-complex="11pt"/>
    </style:style>
    <style:style style:name="T5" style:family="text">
      <style:text-properties style:font-name="Times New Roman" fo:font-size="11pt" fo:language="uk" fo:country="UA" officeooo:rsid="016ee5bb" style:font-size-asian="11pt" style:font-size-complex="11pt"/>
    </style:style>
    <style:style style:name="T6" style:family="text">
      <style:text-properties style:font-name="Times New Roman" fo:font-size="11pt" fo:language="uk" fo:country="UA" officeooo:rsid="01692f28" style:font-size-asian="11pt" style:font-size-complex="11pt"/>
    </style:style>
    <style:style style:name="T7" style:family="text">
      <style:text-properties officeooo:rsid="018305a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16cm" fo:margin-left="1.25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‐">
        <style:list-level-properties text:list-level-position-and-space-mode="label-alignment">
          <style:list-level-label-alignment text:label-followed-by="space" fo:text-indent="0.635cm"/>
        </style:list-level-properties>
        <style:text-properties style:font-name="Times New Roman2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.name" text:name="py3o.task.name"/>
        <text:user-field-decl office:value-type="string" office:string-value="item.name" text:name="py3o.item.name"/>
        <text:user-field-decl office:value-type="string" office:string-value="child.name" text:name="py3o.child.name"/>
        <text:user-field-decl office:value-type="string" office:string-value="report.name" text:name="py3o.objects.name"/>
        <text:user-field-decl office:value-type="string" office:string-value="task.partner_id.name" text:name="py3o.task.partner_id.name"/>
      </text:user-field-decls>
      <text:p text:style-name="P6"><text:user-field-get text:name="py3o.objects.name">report.name</text:user-field-get></text:p>
      <text:p text:style-name="P7"/>
      <text:p text:style-name="P1"><text:text-input text:description="py3o://for=&quot;item in objects.get_report_data()&quot;">/for="item in objects.get_report_data()"</text:text-input></text:p>
      <text:p text:style-name="P1"><text:text-input text:description="py3o://if=&quot;item.task_ids or item.child_ids&quot;">/if="item.task_ids or item.child_ids"</text:text-input></text:p>
      <text:p text:style-name="P5"><text:user-field-get text:name="py3o.item.name">item.name</text:user-field-get><text:span text:style-name="T3">:</text:span></text:p>
      <text:p text:style-name="P2"><text:text-input text:description="py3o:///if">/if</text:text-input></text:p>
      <text:p text:style-name="P2"><text:text-input text:description="py3o://if=&quot;item.child_ids&quot;">/if="item.child_ids"</text:text-input></text:p>
      <text:p text:style-name="P2"><text:text-input text:description="py3o://for=&quot;child in item.child_ids&quot;">/for="child in item.child_ids"</text:text-input></text:p>
      <text:p text:style-name="P2"><text:text-input text:description="py3o://if=&quot;child.task_ids&quot;">/if="child.task_ids"</text:text-input></text:p>
      <text:p text:style-name="P4"><text:user-field-get text:name="py3o.child.name">child.name</text:user-field-get>:</text:p>
      <text:p text:style-name="P2"><text:text-input text:description="py3o:///if">/if</text:text-input></text:p>
      <text:p text:style-name="P2"><text:text-input text:description="py3o://for=&quot;task in child.task_ids&quot;">/for="task in child.task_ids"</text:text-input></text:p>
      <text:p text:style-name="P2"><text:text-input text:description="py3o://if=&quot;not task.is_closed&quot;">/if="not task.is_closed"</text:text-input></text:p>
      <text:list text:style-name="L2">
        <text:list-item>
          <text:p text:style-name="P8"><text:span text:style-name="T4"><text:user-field-get text:name="py3o.task.name">task.name</text:user-field-get></text:span><text:span text:style-name="T4"><text:s/></text:span><text:span text:style-name="T5">(</text:span><text:span text:style-name="T6"><text:user-field-get text:name="py3o.task.partner_id.name">task.partner_id.name</text:user-field-get></text:span><text:span text:style-name="T6">);</text:span></text:p>
        </text:list-item>
      </text:list>
      <text:p text:style-name="P2"><text:text-input text:description="py3o:///if">/if</text:text-input></text:p>
      <text:p text:style-name="P2"><text:text-input text:description="py3o:///for">/for</text:text-input></text:p>
      <text:p text:style-name="P2"><text:text-input text:description="py3o:///for"/></text:p>
      <text:p text:style-name="P2"><text:text-input text:description="py3o:///if">/if</text:text-input></text:p>
      <text:p text:style-name="P2"><text:text-input text:description="py3o://for=&quot;task in item.task_ids&quot;">/for="task in item.task_ids"</text:text-input></text:p>
      <text:p text:style-name="P3"><text:text-input text:description="py3o://if=&quot;not task.is_closed&quot;">/if="not task.is_closed"</text:text-input></text:p>
      <text:list text:continue-numbering="true" text:style-name="L2">
        <text:list-item>
          <text:p text:style-name="P9"><text:span text:style-name="T4"><text:user-field-get text:name="py3o.task.name">task.name</text:user-field-get></text:span><text:span text:style-name="T4"><text:s/></text:span><text:span text:style-name="T5">(</text:span><text:span text:style-name="T6"><text:user-field-get text:name="py3o.task.partner_id.name">task.partner_id.name</text:user-field-get></text:span><text:span text:style-name="T6">);</text:span></text:p>
        </text:list-item>
      </text:list>
      <text:p text:style-name="P3"><text:text-input text:description="py3o:///if">/if</text:text-input></text:p>
      <text:p text:style-name="P2"><text:text-input text:description="py3o:///for">/for</text:text-input></text:p>
      <text:p text:style-name="P2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1-05T12:21:12.751000000</dc:date>
    <meta:editing-duration>PT23H46M20S</meta:editing-duration>
    <meta:editing-cycles>263</meta:editing-cycles>
    <meta:generator>LibreOffice/7.6.2.1$Windows_x86 LibreOffice_project/56f7684011345957bbf33a7ee678afaf4d2ba333</meta:generator>
    <meta:document-statistic meta:table-count="0" meta:image-count="0" meta:object-count="0" meta:page-count="1" meta:paragraph-count="23" meta:word-count="74" meta:character-count="415" meta:non-whitespace-character-count="401"/>
  </office:meta>
</office:document-meta>
</file>